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32A5F9CD106.png" manifest:media-type="image/png"/>
  <manifest:file-entry manifest:full-path="Pictures/1000000100000270000002EDB1D646B2.png" manifest:media-type="image/png"/>
  <manifest:file-entry manifest:full-path="Pictures/1000000100000270000002B1514237FF.png" manifest:media-type="image/png"/>
  <manifest:file-entry manifest:full-path="Pictures/1000000100000271000002E0E8DA6064.png" manifest:media-type="image/png"/>
  <manifest:file-entry manifest:full-path="Pictures/1000000100000270000002B101C0E1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434cm" svg:y="0.353cm" svg:width="16.51cm" svg:height="18.23cm" draw:z-index="0"><draw:image xlink:href="Pictures/1000000100000270000002B101C0E1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2" text:anchor-type="char" svg:width="16.51cm" svg:height="18.23cm" draw:z-index="1"><draw:image xlink:href="Pictures/1000000100000270000002B1514237FF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char" svg:width="16.51cm" svg:height="19.817cm" draw:z-index="2"><draw:image xlink:href="Pictures/1000000100000270000002EDB1D646B2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char" svg:width="16.536cm" svg:height="21.431cm" draw:z-index="3"><draw:image xlink:href="Pictures/10000001000002710000032A5F9CD106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char" svg:width="16.536cm" svg:height="19.473cm" draw:z-index="4"><draw:image xlink:href="Pictures/1000000100000271000002E0E8DA606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1:56:13.542610637</meta:creation-date>
    <dc:date>2025-02-04T22:02:29.341706768</dc:date>
    <meta:editing-duration>PT6M16S</meta:editing-duration>
    <meta:editing-cycles>1</meta:editing-cycles>
    <meta:document-statistic meta:table-count="0" meta:image-count="5" meta:object-count="0" meta:page-count="5" meta:paragraph-count="3" meta:word-count="0" meta:character-count="3" meta:non-whitespace-character-count="0"/>
    <meta:generator>LibreOffice/24.8.4.2$Linux_X86_64 LibreOffice_project/480$Build-2</meta:generator>
  </office:meta>
</office:document-meta>
</file>